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2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27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0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0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1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1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2-0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17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2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0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1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0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1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1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1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04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1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0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1487" calcext:value-type="float">
            <text:p>5.801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298709677419" calcext:value-type="float">
            <text:p>5.8329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34503225806" calcext:value-type="float">
            <text:p>5.8823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78648" calcext:value-type="float">
            <text:p>5.87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01135483871" calcext:value-type="float">
            <text:p>5.8550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9312" calcext:value-type="float">
            <text:p>5.82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344412903226" calcext:value-type="float">
            <text:p>5.7534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192309677419" calcext:value-type="float">
            <text:p>5.7019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7344" calcext:value-type="float">
            <text:p>5.67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592541935484" calcext:value-type="float">
            <text:p>5.6959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65696" calcext:value-type="float">
            <text:p>5.7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897316129032" calcext:value-type="float">
            <text:p>5.8689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404965517241" calcext:value-type="float">
            <text:p>5.99404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08322580645" calcext:value-type="float">
            <text:p>6.1350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045909677419" calcext:value-type="float">
            <text:p>6.1804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13288" calcext:value-type="float">
            <text:p>6.16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726658064516" calcext:value-type="float">
            <text:p>6.1272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2152" calcext:value-type="float">
            <text:p>6.0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50864516129" calcext:value-type="float">
            <text:p>5.9255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915251612903" calcext:value-type="float">
            <text:p>5.8291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7872" calcext:value-type="float">
            <text:p>5.81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527741935484" calcext:value-type="float">
            <text:p>5.8452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22436" calcext:value-type="float">
            <text:p>5.96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813419354839" calcext:value-type="float">
            <text:p>6.0881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129457142857" calcext:value-type="float">
            <text:p>6.22129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57104516129" calcext:value-type="float">
            <text:p>6.3357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344877419355" calcext:value-type="float">
            <text:p>6.5034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28824" calcext:value-type="float">
            <text:p>6.6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333290322581" calcext:value-type="float">
            <text:p>6.6333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74392" calcext:value-type="float">
            <text:p>6.58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907341935484" calcext:value-type="float">
            <text:p>6.4990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353574193548" calcext:value-type="float">
            <text:p>6.3635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25352" calcext:value-type="float">
            <text:p>6.21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553432258065" calcext:value-type="float">
            <text:p>6.1555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58728" calcext:value-type="float">
            <text:p>6.19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701187096774" calcext:value-type="float">
            <text:p>6.2770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65485714286" calcext:value-type="float">
            <text:p>6.4006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7108" calcext:value-type="float">
            <text:p>5.8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3430932115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10" meta:object-count="0"/>
    <meta:user-defined meta:name="AppVersion">3.0</meta:user-defined>
  </office:meta>
</office:document-meta>
</file>